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00ff" draw:fill="solid" draw:fill-color="#cc66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color="#9900ff" draw:fill-color="#cc66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xml:id="id1" draw:id="id1" draw:layer="layout" svg:width="9cm" svg:height="1.8cm" svg:x="11.2cm" svg:y="2.4cm">
          <text:p text:style-name="P1">StatisticalAnaly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7.1cm" svg:height="1.3cm" svg:x="12.6cm" svg:y="5.8cm">
          <text:p text:style-name="P1">Bayesia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.9cm" svg:height="1.2cm" svg:x="4.7cm" svg:y="5.9cm">
          <text:p text:style-name="P1">RootCoreB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2.3cm" svg:height="1cm" svg:x="2.864cm" svg:y="9.4cm">
          <text:p text:style-name="P1">Roo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cm" svg:height="1cm" svg:x="15.2cm" svg:y="9.4cm">
          <text:p text:style-name="P1">configur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cm" svg:height="1cm" svg:x="13.2cm" svg:y="9.4cm">
          <text:p text:style-name="P1">ut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line-skew="-0.051cm" svg:x1="15.7cm" svg:y1="4.2cm" svg:x2="6.65cm" svg:y2="5.9cm" draw:start-shape="id1" draw:start-glue-point="2" draw:end-shape="id2" draw:end-glue-point="0" svg:d="M15700 4200v800h-9050v900" svg:viewBox="0 0 9051 1701">
          <text:p/>
        </draw:connector>
        <draw:custom-shape draw:style-name="gr3" draw:text-style-name="P1" xml:id="id5" draw:id="id5" draw:layer="layout" svg:width="2.799cm" svg:height="1cm" svg:x="23.701cm" svg:y="9.4cm">
          <text:p text:style-name="P1">plot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799cm" svg:height="1cm" svg:x="20.601cm" svg:y="9.4cm">
          <text:p text:style-name="P1">resul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cm" svg:height="1.4cm" svg:x="8.8cm" svg:y="14.4cm">
          <text:list text:style-name="L1">
            <text:list-item>
              <text:p text:style-name="P1">C++ source files with corresponding header files in Root folder</text:p>
            </text:list-item>
          </text:list>
          <text:p text:style-name="P1"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15cm" svg:y1="7.1cm" svg:x2="4.014cm" svg:y2="9.4cm" draw:start-shape="id3" draw:start-glue-point="2" draw:end-shape="id4" draw:end-glue-point="0" svg:d="M16150 7100v1151h-12136v1149" svg:viewBox="0 0 12137 2301">
          <text:p/>
        </draw:connector>
        <draw:connector draw:style-name="gr4" draw:text-style-name="P1" draw:layer="layout" draw:type="line" svg:x1="17.374cm" svg:y1="8.301cm" svg:x2="17.35cm" svg:y2="9.4cm" svg:d="M17374 8301l-24 1099" svg:viewBox="0 0 25 1100">
          <text:p/>
        </draw:connector>
        <draw:connector draw:style-name="gr4" draw:text-style-name="P1" draw:layer="layout" svg:x1="16.15cm" svg:y1="7.1cm" svg:x2="25.1cm" svg:y2="9.4cm" draw:start-shape="id3" draw:end-shape="id5" draw:end-glue-point="0" svg:d="M16150 7100v1151h8950v1149" svg:viewBox="0 0 8951 2301">
          <text:p/>
        </draw:connector>
        <draw:connector draw:style-name="gr4" draw:text-style-name="P1" draw:layer="layout" draw:type="line" svg:x1="14.07cm" svg:y1="8.305cm" svg:x2="14.046cm" svg:y2="9.404cm" svg:d="M14070 8305l-24 1099" svg:viewBox="0 0 25 1100">
          <text:p/>
        </draw:connector>
        <draw:connector draw:style-name="gr4" draw:text-style-name="P1" draw:layer="layout" draw:type="line" svg:x1="8.572cm" svg:y1="8.301cm" svg:x2="8.548cm" svg:y2="9.4cm" svg:d="M8572 8301l-24 1099" svg:viewBox="0 0 25 1100">
          <text:p/>
        </draw:connector>
        <draw:connector draw:style-name="gr4" draw:text-style-name="P1" draw:layer="layout" draw:type="line" svg:x1="21.972cm" svg:y1="8.301cm" svg:x2="21.948cm" svg:y2="9.4cm" svg:d="M21972 8301l-24 1099" svg:viewBox="0 0 25 1100">
          <text:p/>
        </draw:connector>
        <draw:custom-shape draw:style-name="gr3" draw:text-style-name="P1" draw:layer="layout" svg:width="6.6cm" svg:height="1cm" svg:x="5.501cm" svg:y="9.401cm">
          <text:p text:style-name="P1">Bayesia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823cm" svg:height="1.2cm" svg:x="9.177cm" svg:y="5.9cm">
          <text:p text:style-name="P1">Asg_BA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10.491cm" svg:y1="5.005cm" svg:x2="10.487cm" svg:y2="5.9cm" svg:d="M10491 5005l-4 895" svg:viewBox="0 0 5 896">
          <text:p/>
        </draw:connector>
        <draw:connector draw:style-name="gr4" draw:text-style-name="P1" draw:layer="layout" draw:type="line" svg:x1="15.692cm" svg:y1="5.005cm" svg:x2="15.688cm" svg:y2="5.9cm" svg:d="M15692 5005l-4 895" svg:viewBox="0 0 5 89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3T14:39:57.002306970</meta:creation-date>
    <dc:date>2015-04-07T13:43:31.783526921</dc:date>
    <meta:editing-duration>PT10M37S</meta:editing-duration>
    <meta:editing-cycles>4</meta:editing-cycles>
    <meta:generator>LibreOffice/4.2.7.2$Linux_X86_64 LibreOffice_project/420m0$Build-2</meta:generator>
    <meta:document-statistic meta:object-count="43"/>
  </office:meta>
</office:document-meta>
</file>